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6.84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3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3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13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13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0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8" table:default-cell-style-name="ce288"/>
        <table:table-column table:style-name="co9" table:number-columns-repeated="3" table:default-cell-style-name="ce288"/>
        <table:table-column table:style-name="co10" table:default-cell-style-name="ce293"/>
        <table:table-column table:style-name="co11" table:default-cell-style-name="ce293"/>
        <table:table-column table:style-name="co12" table:default-cell-style-name="ce288"/>
        <table:table-column table:style-name="co13" table:default-cell-style-name="ce288"/>
        <table:table-column table:style-name="co14" table:default-cell-style-name="ce288"/>
        <table:table-column table:style-name="co15" table:default-cell-style-name="ce288"/>
        <table:table-column table:style-name="co16" table:default-cell-style-name="ce288"/>
        <table:table-column table:style-name="co17" table:default-cell-style-name="Default"/>
        <table:table-column table:style-name="co18" table:default-cell-style-name="ce288"/>
        <table:table-column table:style-name="co19" table:default-cell-style-name="ce288"/>
        <table:table-column table:style-name="co20" table:number-columns-repeated="2" table:default-cell-style-name="ce288"/>
        <table:table-column table:style-name="co17" table:default-cell-style-name="ce288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townzones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e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0 only</text:p>
          </table:table-cell>
          <table:table-cell table:style-name="ce1" table:formula="of:=VLOOKUP([.Q16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1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</text:p>
          </table:table-cell>
          <table:table-cell table:style-name="ce1" table:formula="of:=VLOOKUP([.Q19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2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2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2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2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26];[$dropdowns.A:.C];2;0)" office:value-type="float" office:value="10" calcext:value-type="float">
            <text:p>10</text:p>
          </table:table-cell>
          <table:table-cell table:formula="of:=VLOOKUP([.H2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2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3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3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0" calcext:value-type="float">
            <text:p>10</text:p>
          </table:table-cell>
          <table:table-cell table:formula="of:=VLOOKUP([.H35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6];[$dropdowns.A:.C];2;0)" office:value-type="float" office:value="14" calcext:value-type="float">
            <text:p>14</text:p>
          </table:table-cell>
          <table:table-cell table:formula="of:=VLOOKUP([.H36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3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3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4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4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4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6" calcext:value-type="float">
            <text:p>6</text:p>
          </table:table-cell>
          <table:table-cell table:formula="of:=VLOOKUP([.H4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8];[$dropdowns.A:.C];2;0)" office:value-type="float" office:value="10" calcext:value-type="float">
            <text:p>10</text:p>
          </table:table-cell>
          <table:table-cell table:formula="of:=VLOOKUP([.H48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4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5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5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5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5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5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5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6" calcext:value-type="float">
            <text:p>6</text:p>
          </table:table-cell>
          <table:table-cell table:formula="of:=VLOOKUP([.H5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5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5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10" calcext:value-type="float">
            <text:p>10</text:p>
          </table:table-cell>
          <table:table-cell table:formula="of:=VLOOKUP([.H5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5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5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6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6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6" calcext:value-type="float">
            <text:p>6</text:p>
          </table:table-cell>
          <table:table-cell table:formula="of:=VLOOKUP([.H62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10" calcext:value-type="float">
            <text:p>10</text:p>
          </table:table-cell>
          <table:table-cell table:formula="of:=VLOOKUP([.H64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6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6" calcext:value-type="float">
            <text:p>6</text:p>
          </table:table-cell>
          <table:table-cell table:formula="of:=VLOOKUP([.H6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7];[$dropdowns.A:.C];2;0)" office:value-type="float" office:value="10" calcext:value-type="float">
            <text:p>10</text:p>
          </table:table-cell>
          <table:table-cell table:formula="of:=VLOOKUP([.H6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6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9];[$dropdowns.A:.C];2;0)" office:value-type="float" office:value="10" calcext:value-type="float">
            <text:p>10</text:p>
          </table:table-cell>
          <table:table-cell table:formula="of:=VLOOKUP([.H69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7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7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7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7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8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8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8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8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8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8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8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8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8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8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90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9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9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9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9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9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9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9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97];[$dropdowns.A:.C];2;0)" office:value-type="float" office:value="10" calcext:value-type="float">
            <text:p>10</text:p>
          </table:table-cell>
          <table:table-cell table:formula="of:=VLOOKUP([.H9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101];[$dropdowns.A:.C];2;0)" office:value-type="float" office:value="10" calcext:value-type="float">
            <text:p>10</text:p>
          </table:table-cell>
          <table:table-cell table:formula="of:=VLOOKUP([.H101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10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10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10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,1</text:p>
          </table:table-cell>
          <table:table-cell table:style-name="ce1" table:formula="of:=VLOOKUP([.Q125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26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127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3,2,1</text:p>
          </table:table-cell>
          <table:table-cell table:style-name="ce1" table:formula="of:=VLOOKUP([.Q128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12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30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135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13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3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38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139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40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14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3,2,1</text:p>
          </table:table-cell>
          <table:table-cell table:style-name="ce1" table:formula="of:=VLOOKUP([.Q142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items.C143:items.D1048576 items.C1:items.C124 items.C126:items.C1048576 items.F3:items.G4 items.G2:items.G2 items.D1:items.D142 items.F2:items.F142 items.G5:items.G14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650"/>
        <table:table-column table:style-name="co22" table:default-cell-style-name="ce42"/>
        <table:table-column table:style-name="co23" table:default-cell-style-name="ce42"/>
        <table:table-column table:style-name="co24" table:number-columns-repeated="2" table:default-cell-style-name="ce42"/>
        <table:table-column table:style-name="co25" table:number-columns-repeated="2" table:default-cell-style-name="ce42"/>
        <table:table-column table:style-name="co6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9" table:default-cell-style-name="ce42"/>
        <table:table-column table:style-name="co19" table:default-cell-style-name="ce42"/>
        <table:table-column table:style-name="co30" table:default-cell-style-name="ce42"/>
        <table:table-column table:style-name="co27" table:number-columns-repeated="3" table:default-cell-style-name="ce42"/>
        <table:table-column table:style-name="co31" table:default-cell-style-name="ce42"/>
        <table:table-column table:style-name="co32" table:default-cell-style-name="ce42"/>
        <table:table-column table:style-name="co11" table:default-cell-style-name="ce42"/>
        <table:table-column table:style-name="co26" table:number-columns-repeated="14" table:default-cell-style-name="ce42"/>
        <table:table-column table:style-name="co33" table:number-columns-repeated="4" table:default-cell-style-name="ce42"/>
        <table:table-column table:style-name="co34" table:default-cell-style-name="ce42"/>
        <table:table-column table:style-name="co17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 table:number-columns-repeated="2"/>
          <table:table-cell table:style-name="ce51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41" office:value-type="string" calcext:value-type="string">
            <text:p>09</text:p>
          </table:table-cell>
          <table:table-cell table:style-name="ce41" table:number-columns-repeated="2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3:colours.R66 colours.S14:colours.T66 colours.U13:colours.XFD66 colours.A67:colours.XFD1048576">
            <calcext:condition calcext:apply-style-name="ConditionalStyle_10" calcext:value="&gt;0" calcext:base-cell-address="colours.A13"/>
          </calcext:conditional-format>
          <calcext:conditional-format calcext:target-range-address="colours.S13:colours.T13">
            <calcext:condition calcext:apply-style-name="ConditionalStyle_10" calcext:value="&gt;0" calcext:base-cell-address="colours.S13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35" table:default-cell-style-name="ce288"/>
        <table:table-column table:style-name="co35" table:default-cell-style-name="ce293"/>
        <table:table-column table:style-name="co36" table:number-columns-repeated="16" table:default-cell-style-name="ce288"/>
        <table:table-column table:style-name="co37" table:default-cell-style-name="ce288"/>
        <table:table-column table:style-name="co38" table:default-cell-style-name="ce288"/>
        <table:table-column table:style-name="co39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88"/>
        <table:table-column table:style-name="co17" table:default-cell-style-name="Default"/>
        <table:table-column table:style-name="co17" table:default-cell-style-name="ce293"/>
        <table:table-column table:style-name="co41" table:default-cell-style-name="ce288"/>
        <table:table-column table:style-name="co42" table:default-cell-style-name="ce288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449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49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449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49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449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49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449" office:value-type="string" calcext:value-type="string" table:number-columns-spanned="2" table:number-rows-spanned="4">
            <text:p>Houses</text:p>
          </table:table-cell>
          <table:covered-table-cell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449" office:value-type="string" calcext:value-type="string" table:number-columns-spanned="1" table:number-rows-spanned="2">
            <text:p>Houses</text:p>
          </table:table-cell>
          <table:covered-table-cell table:number-columns-repeated="2"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449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449" office:value-type="string" calcext:value-type="string" table:number-columns-spanned="3" table:number-rows-spanned="4">
            <text:p>Houses</text:p>
          </table:table-cell>
          <table:covered-table-cell table:number-columns-repeated="2"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449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449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88"/>
        <table:table-column table:style-name="co43" table:default-cell-style-name="ce288"/>
        <table:table-column table:style-name="co44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7" table:default-cell-style-name="ce293"/>
        <table:table-column table:style-name="co17" table:default-cell-style-name="Default"/>
        <table:table-column table:style-name="co17" table:number-columns-repeated="2" table:default-cell-style-name="ce288"/>
        <table:table-column table:style-name="co17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602" table:formula="of:=[.D2]=0" office:value-type="boolean" office:boolean-value="false" calcext:value-type="boolean">
            <text:p>FALS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165" calcext:value-type="float">
            <text:p>165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602" table:formula="of:=[.D3]=0" office:value-type="boolean" office:boolean-value="false" calcext:value-type="boolean">
            <text:p>FALS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91" calcext:value-type="float">
            <text:p>91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602" table:formula="of:=[.D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602" table:formula="of:=[.D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602" table:formula="of:=[.D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602" table:formula="of:=[.D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602" table:formula="of:=[.D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602" table:formula="of:=[.D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602" table:formula="of:=[.D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602" table:formula="of:=[.D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602" table:formula="of:=[.D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602" table:formula="of:=[.D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602" table:formula="of:=[.D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602" table:formula="of:=[.D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602" table:formula="of:=[.D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602" table:formula="of:=[.D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602" table:formula="of:=[.D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602" table:formula="of:=[.D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602" table:formula="of:=[.D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602" table:formula="of:=[.D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602" table:formula="of:=[.D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602" table:formula="of:=[.D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602" table:formula="of:=[.D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602" table:formula="of:=[.D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602" table:formula="of:=[.D2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602" table:formula="of:=[.D2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602" table:formula="of:=[.D2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602" table:formula="of:=[.D2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602" table:formula="of:=[.D3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602" table:formula="of:=[.D3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602" table:formula="of:=[.D3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602" table:formula="of:=[.D3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602" table:formula="of:=[.D3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602" table:formula="of:=[.D3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602" table:formula="of:=[.D3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602" table:formula="of:=[.D3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602" table:formula="of:=[.D3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602" table:formula="of:=[.D3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602" table:formula="of:=[.D4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602" table:formula="of:=[.D4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602" table:formula="of:=[.D4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602" table:formula="of:=[.D4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602" table:formula="of:=[.D4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602" table:formula="of:=[.D4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602" table:formula="of:=[.D4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602" table:formula="of:=[.D4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602" table:formula="of:=[.D4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602" table:formula="of:=[.D4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602" table:formula="of:=[.D5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602" table:formula="of:=[.D5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602" table:formula="of:=[.D5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602" table:formula="of:=[.D5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602" table:formula="of:=[.D5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602" table:formula="of:=[.D5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602" table:formula="of:=[.D5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602" table:formula="of:=[.D5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602" table:formula="of:=[.D6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602" table:formula="of:=[.D6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602" table:formula="of:=[.D6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602" table:formula="of:=[.D6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602" table:formula="of:=[.D7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602" table:formula="of:=[.D7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602" table:formula="of:=[.D7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602" table:formula="of:=[.D7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602" table:formula="of:=[.D8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602" table:formula="of:=[.D8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602" table:formula="of:=[.D8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602" table:formula="of:=[.D8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602" table:formula="of:=[.D8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602" table:formula="of:=[.D8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602" table:formula="of:=[.D8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602" table:formula="of:=[.D8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602" table:formula="of:=[.D8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602" table:formula="of:=[.D8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602" table:formula="of:=[.D9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602" table:formula="of:=[.D9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602" table:formula="of:=[.D9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602" table:formula="of:=[.D9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602" table:formula="of:=[.D9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602" table:formula="of:=[.D9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602" table:formula="of:=[.D9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602" table:formula="of:=[.D9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602" table:formula="of:=[.D9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602" table:formula="of:=[.D9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602" table:formula="of:=[.D10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602" table:formula="of:=[.D10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602" table:formula="of:=[.D10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602" table:formula="of:=[.D10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602" table:formula="of:=[.D10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602" table:formula="of:=[.D1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602" table:formula="of:=[.D1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602" table:formula="of:=[.D1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602" table:formula="of:=[.D1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602" table:formula="of:=[.D1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602" table:formula="of:=[.D1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602" table:formula="of:=[.D1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602" table:formula="of:=[.D1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602" table:formula="of:=[.D1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602" table:formula="of:=[.D1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602" table:formula="of:=[.D1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602" table:formula="of:=[.D1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602" table:formula="of:=[.D1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602" table:formula="of:=[.D1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602" table:formula="of:=[.D1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602" table:formula="of:=[.D1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602" table:formula="of:=[.D12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602" table:formula="of:=[.D12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602" table:formula="of:=[.D12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602" table:formula="of:=[.D12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602" table:formula="of:=[.D13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602" table:formula="of:=[.D13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602" table:formula="of:=[.D13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602" table:formula="of:=[.D13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602" table:formula="of:=[.D13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602" table:formula="of:=[.D13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602" table:formula="of:=[.D13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602" table:formula="of:=[.D13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602" table:formula="of:=[.D13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602" table:formula="of:=[.D13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602" table:formula="of:=[.D14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602" table:formula="of:=[.D14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602" table:formula="of:=[.D14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602" table:formula="of:=[.D14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602" table:formula="of:=[.D14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602" table:formula="of:=[.D14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602" table:formula="of:=[.D14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602" table:formula="of:=[.D14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602" table:formula="of:=[.D14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602" table:formula="of:=[.D14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602" table:formula="of:=[.D15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602" table:formula="of:=[.D15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602" table:formula="of:=[.D15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602" table:formula="of:=[.D15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602" table:formula="of:=[.D15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602" table:formula="of:=[.D15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602" table:formula="of:=[.D15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602" table:formula="of:=[.D15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602" table:formula="of:=[.D15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602" table:formula="of:=[.D15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602" table:formula="of:=[.D16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602" table:formula="of:=[.D16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602" table:formula="of:=[.D20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602" table:formula="of:=[.D20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602" table:formula="of:=[.D20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602" table:formula="of:=[.D20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602" table:formula="of:=[.D20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602" table:formula="of:=[.D20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602" table:formula="of:=[.D20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602" table:formula="of:=[.D20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602" table:formula="of:=[.D2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602" table:formula="of:=[.D2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602" table:formula="of:=[.D2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602" table:formula="of:=[.D2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602" table:formula="of:=[.D2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602" table:formula="of:=[.D2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602" table:formula="of:=[.D2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602" table:formula="of:=[.D2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602" table:formula="of:=[.D2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602" table:formula="of:=[.D2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602" table:formula="of:=[.D2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602" table:formula="of:=[.D2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602" table:formula="of:=[.D2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602" table:formula="of:=[.D2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602" table:formula="of:=[.D2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602" table:formula="of:=[.D2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88"/>
        <table:table-column table:style-name="co49" table:default-cell-style-name="ce293"/>
        <table:table-column table:style-name="co50" table:default-cell-style-name="ce288"/>
        <table:table-column table:style-name="co51" table:default-cell-style-name="ce288"/>
        <table:table-column table:style-name="co52" table:default-cell-style-name="ce288"/>
        <table:table-column table:style-name="co53" table:default-cell-style-name="ce288"/>
        <table:table-column table:style-name="co54" table:default-cell-style-name="ce288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09" office:value-type="string" calcext:value-type="string">
            <text:p>Ref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Summary</text:p>
          </table:table-cell>
          <table:table-cell table:style-name="ce21" office:value-type="string" calcext:value-type="string">
            <text:p>Considerations</text:p>
          </table:table-cell>
          <table:table-cell table:style-name="ce21" office:value-type="string" calcext:value-type="string">
            <text:p>Pros</text:p>
          </table:table-cell>
          <table:table-cell table:style-name="ce21" office:value-type="string" calcext:value-type="string">
            <text:p>Cons</text:p>
          </table:table-cell>
          <table:table-cell table:style-name="ce21" office:value-type="string" calcext:value-type="string">
            <text:p>Desirability</text:p>
          </table:table-cell>
          <table:table-cell table:style-name="ce21" table:number-columns-repeated="2"/>
          <table:table-cell table:number-columns-repeated="16374"/>
        </table:table-row>
        <table:table-row table:style-name="ro2">
          <table:table-cell table:style-name="ce603"/>
          <table:table-cell table:style-name="ce604" office:value-type="float" office:value="1" calcext:value-type="float">
            <text:p>1</text:p>
          </table:table-cell>
          <table:table-cell table:style-name="ce603" office:value-type="string" calcext:value-type="string">
            <text:p>2x2 with diagonal</text:p>
          </table:table-cell>
          <table:table-cell table:style-name="ce603" office:value-type="string" calcext:value-type="string">
            <text:p>2x2 tiles with a diagonal road/path through it</text:p>
          </table:table-cell>
          <table:table-cell table:style-name="ce605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603" office:value-type="string" calcext:value-type="string">
            <text:p>- Reduces 'gridiness' / realism</text:p>
          </table:table-cell>
          <table:table-cell table:style-name="ce605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603" office:value-type="string" calcext:value-type="string">
            <text:p>Medium</text:p>
          </table:table-cell>
          <table:table-cell table:style-name="ce603" table:number-columns-repeated="16376"/>
        </table:table-row>
        <table:table-row table:style-name="ro3">
          <table:table-cell table:style-name="ce603"/>
          <table:table-cell table:style-name="ce604" office:value-type="float" office:value="2" calcext:value-type="float">
            <text:p>2</text:p>
          </table:table-cell>
          <table:table-cell table:style-name="ce603" office:value-type="string" calcext:value-type="string">
            <text:p>Ad building streets</text:p>
          </table:table-cell>
          <table:table-cell table:style-name="ce605" office:value-type="string" calcext:value-type="string">
            <text:p>Encourage buildings with ad boards/Akiba style to cluster together along streets</text:p>
          </table:table-cell>
          <table:table-cell table:style-name="ce605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603" office:value-type="string" calcext:value-type="string">
            <text:p>- Looks great / realism</text:p>
          </table:table-cell>
          <table:table-cell table:style-name="ce605" office:value-type="string" calcext:value-type="string">
            <text:p>- Need to prevent crowding out everything else</text:p>
            <text:p>- </text:p>
          </table:table-cell>
          <table:table-cell table:style-name="ce603" office:value-type="string" calcext:value-type="string">
            <text:p>High</text:p>
          </table:table-cell>
          <table:table-cell table:style-name="ce603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288"/>
        <table:table-column table:style-name="co49" table:default-cell-style-name="ce293"/>
        <table:table-column table:style-name="co55" table:default-cell-style-name="ce288"/>
        <table:table-column table:style-name="co56" table:default-cell-style-name="ce288"/>
        <table:table-column table:style-name="co57" table:default-cell-style-name="ce288"/>
        <table:table-row table:style-name="ro1">
          <table:table-cell table:number-columns-repeated="5"/>
        </table:table-row>
        <table:table-row table:style-name="ro1">
          <table:table-cell/>
          <table:table-cell table:style-name="ce309" office:value-type="string" calcext:value-type="string">
            <text:p>Ref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B1048576" table:display-filter-buttons="true"/>
        <table:database-range table:name="__Anonymous_Sheet_DB__1" table:target-range-address="colours.A1:colours.A13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4">00/00/0000</text:date>, <text:time style:data-style-name="N2" text:time-value="12:20:49.061123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5-02-24T07:18:26.213245078</dc:date>
    <meta:editing-cycles>635</meta:editing-cycles>
    <meta:editing-duration>P55DT3H55M12S</meta:editing-duration>
    <meta:generator>LibreOffice/24.8.4.2$Linux_X86_64 LibreOffice_project/480$Build-2</meta:generator>
    <meta:document-statistic meta:table-count="8" meta:cell-count="11509" meta:object-count="0"/>
    <meta:user-defined meta:name="AppVersion">15.0000</meta:user-defined>
  </office:meta>
</office:document-meta>
</file>